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1.00pt" fo:font-weight="normal" fo:font-family="'Courier New'" style:font-family-asian="'Courier New'" style:font-family-complex="'Courier New'" fo:background-color="transparent" fo:color="#004dbb"/>
    </style:style>
    <style:style style:name="T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" style:family="text">
      <style:text-properties fo:font-size="11.00pt" fo:font-weight="normal" fo:font-family="'Courier New'" style:font-family-asian="'Courier New'" style:font-family-complex="'Courier New'" fo:background-color="transparent" fo:color="#004dbb"/>
    </style:style>
    <style:style style:name="T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" style:family="text">
      <style:text-properties fo:font-size="11.00pt" fo:font-weight="normal" fo:font-family="'Courier New'" style:font-family-asian="'Courier New'" style:font-family-complex="'Courier New'" fo:background-color="transparent" fo:color="#004dbb"/>
    </style:style>
    <style:style style:name="T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" style:family="text">
      <style:text-properties fo:font-size="11.00pt" fo:font-weight="normal" fo:font-family="'Courier New'" style:font-family-asian="'Courier New'" style:font-family-complex="'Courier New'" fo:background-color="transparent" fo:color="#004dbb"/>
    </style:style>
    <style:style style:name="T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" style:family="text">
      <style:text-properties fo:font-size="11.00pt" fo:font-weight="normal" fo:font-family="'Courier New'" style:font-family-asian="'Courier New'" style:font-family-complex="'Courier New'" fo:background-color="transparent" fo:color="#004dbb"/>
    </style:style>
    <style:style style:name="T1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" style:family="text">
      <style:text-properties fo:font-size="11.00pt" fo:font-weight="bold" fo:font-family="'Courier New'" style:font-family-asian="'Courier New'" style:font-family-complex="'Courier New'" fo:background-color="transparent" fo:color="#004dbb"/>
    </style:style>
    <style:style style:name="T1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6" style:family="text">
      <style:text-properties fo:font-size="11.00pt" fo:font-weight="normal" fo:font-family="'Courier New'" style:font-family-asian="'Courier New'" style:font-family-complex="'Courier New'" fo:background-color="transparent" fo:color="#004dbb"/>
    </style:style>
    <style:style style:name="T1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8" style:family="text">
      <style:text-properties fo:font-size="11.00pt" fo:font-weight="normal" fo:font-family="'Courier New'" style:font-family-asian="'Courier New'" style:font-family-complex="'Courier New'" fo:background-color="transparent" fo:color="#004dbb"/>
    </style:style>
    <style:style style:name="T1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0" style:family="text">
      <style:text-properties fo:font-size="11.00pt" fo:font-weight="normal" fo:font-family="'Courier New'" style:font-family-asian="'Courier New'" style:font-family-complex="'Courier New'" fo:background-color="transparent" fo:color="#004dbb"/>
    </style:style>
    <style:style style:name="T2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2" style:family="text">
      <style:text-properties fo:font-size="11.00pt" fo:font-weight="normal" fo:font-family="'Courier New'" style:font-family-asian="'Courier New'" style:font-family-complex="'Courier New'" fo:background-color="transparent" fo:color="#004dbb"/>
    </style:style>
    <style:style style:name="T2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4" style:family="text">
      <style:text-properties fo:font-size="11.00pt" fo:font-weight="normal" fo:font-family="'Courier New'" style:font-family-asian="'Courier New'" style:font-family-complex="'Courier New'" fo:background-color="transparent" fo:color="#004dbb"/>
    </style:style>
    <style:style style:name="T2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6" style:family="text">
      <style:text-properties fo:font-size="11.00pt" fo:font-weight="normal" fo:font-family="'Courier New'" style:font-family-asian="'Courier New'" style:font-family-complex="'Courier New'" fo:background-color="transparent" fo:color="#004dbb"/>
    </style:style>
    <style:style style:name="T2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8" style:family="text">
      <style:text-properties fo:font-size="11.00pt" fo:font-weight="normal" fo:font-family="'Courier New'" style:font-family-asian="'Courier New'" style:font-family-complex="'Courier New'" fo:background-color="transparent" fo:color="#004dbb"/>
    </style:style>
    <style:style style:name="T2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0" style:family="text">
      <style:text-properties fo:font-size="11.00pt" fo:font-weight="normal" fo:font-family="'Courier New'" style:font-family-asian="'Courier New'" style:font-family-complex="'Courier New'" fo:background-color="transparent" fo:color="#004dbb"/>
    </style:style>
    <style:style style:name="T3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2" style:family="text">
      <style:text-properties fo:font-size="11.00pt" fo:font-weight="normal" fo:font-family="'Courier New'" style:font-family-asian="'Courier New'" style:font-family-complex="'Courier New'" fo:background-color="transparent" fo:color="#004dbb"/>
    </style:style>
    <style:style style:name="T3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4" style:family="text">
      <style:text-properties fo:font-size="11.00pt" fo:font-weight="normal" fo:font-family="'Courier New'" style:font-family-asian="'Courier New'" style:font-family-complex="'Courier New'" fo:background-color="transparent" fo:color="#004dbb"/>
    </style:style>
    <style:style style:name="T3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6" style:family="text">
      <style:text-properties fo:font-size="11.00pt" fo:font-weight="normal" fo:font-family="'Courier New'" style:font-family-asian="'Courier New'" style:font-family-complex="'Courier New'" fo:background-color="transparent" fo:color="#004dbb"/>
    </style:style>
    <style:style style:name="T3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8" style:family="text">
      <style:text-properties fo:font-size="11.00pt" fo:font-weight="normal" fo:font-family="'Courier New'" style:font-family-asian="'Courier New'" style:font-family-complex="'Courier New'" fo:background-color="transparent" fo:color="#004dbb"/>
    </style:style>
    <style:style style:name="T3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0" style:family="text">
      <style:text-properties fo:font-size="11.00pt" fo:font-weight="normal" fo:font-family="'Courier New'" style:font-family-asian="'Courier New'" style:font-family-complex="'Courier New'" fo:background-color="transparent" fo:color="#004dbb"/>
    </style:style>
    <style:style style:name="T4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2" style:family="text">
      <style:text-properties fo:font-size="11.00pt" fo:font-weight="normal" fo:font-family="'Courier New'" style:font-family-asian="'Courier New'" style:font-family-complex="'Courier New'" fo:background-color="transparent" fo:color="#004dbb"/>
    </style:style>
    <style:style style:name="T4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4" style:family="text">
      <style:text-properties fo:font-size="11.00pt" fo:font-weight="normal" fo:font-family="'Courier New'" style:font-family-asian="'Courier New'" style:font-family-complex="'Courier New'" fo:background-color="transparent" fo:color="#004dbb"/>
    </style:style>
    <style:style style:name="T4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6" style:family="text">
      <style:text-properties fo:font-size="11.00pt" fo:font-weight="normal" fo:font-family="'Courier New'" style:font-family-asian="'Courier New'" style:font-family-complex="'Courier New'" fo:background-color="transparent" fo:color="#004dbb"/>
    </style:style>
    <style:style style:name="T4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8" style:family="text">
      <style:text-properties fo:font-size="11.00pt" fo:font-weight="normal" fo:font-family="'Courier New'" style:font-family-asian="'Courier New'" style:font-family-complex="'Courier New'" fo:background-color="transparent" fo:color="#004dbb"/>
    </style:style>
    <style:style style:name="T4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0" style:family="text">
      <style:text-properties fo:font-size="11.00pt" fo:font-weight="normal" fo:font-family="'Courier New'" style:font-family-asian="'Courier New'" style:font-family-complex="'Courier New'" fo:background-color="transparent" fo:color="#004dbb"/>
    </style:style>
    <style:style style:name="T5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2" style:family="text">
      <style:text-properties fo:font-size="11.00pt" fo:font-weight="normal" fo:font-family="'Courier New'" style:font-family-asian="'Courier New'" style:font-family-complex="'Courier New'" fo:background-color="transparent" fo:color="#004dbb"/>
    </style:style>
    <style:style style:name="T5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4" style:family="text">
      <style:text-properties fo:font-size="11.00pt" fo:font-weight="normal" fo:font-family="'Courier New'" style:font-family-asian="'Courier New'" style:font-family-complex="'Courier New'" fo:background-color="transparent" fo:color="#004dbb"/>
    </style:style>
    <style:style style:name="T5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6" style:family="text">
      <style:text-properties fo:font-size="11.00pt" fo:font-weight="normal" fo:font-family="'Courier New'" style:font-family-asian="'Courier New'" style:font-family-complex="'Courier New'" fo:background-color="transparent" fo:color="#004dbb"/>
    </style:style>
    <style:style style:name="T5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8" style:family="text">
      <style:text-properties fo:font-size="11.00pt" fo:font-weight="normal" fo:font-family="'Courier New'" style:font-family-asian="'Courier New'" style:font-family-complex="'Courier New'" fo:background-color="transparent" fo:color="#004dbb"/>
    </style:style>
    <style:style style:name="T5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0" style:family="text">
      <style:text-properties fo:font-size="11.00pt" fo:font-weight="normal" fo:font-family="'Courier New'" style:font-family-asian="'Courier New'" style:font-family-complex="'Courier New'" fo:background-color="transparent" fo:color="#004dbb"/>
    </style:style>
    <style:style style:name="T6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2" style:family="text">
      <style:text-properties fo:font-size="11.00pt" fo:font-weight="normal" fo:font-family="'Courier New'" style:font-family-asian="'Courier New'" style:font-family-complex="'Courier New'" fo:background-color="transparent" fo:color="#004dbb"/>
    </style:style>
    <style:style style:name="T6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4" style:family="text">
      <style:text-properties fo:font-size="11.00pt" fo:font-weight="normal" fo:font-family="'Courier New'" style:font-family-asian="'Courier New'" style:font-family-complex="'Courier New'" fo:background-color="transparent" fo:color="#004dbb"/>
    </style:style>
    <style:style style:name="T6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6" style:family="text">
      <style:text-properties fo:font-size="11.00pt" fo:font-weight="normal" fo:font-family="'Courier New'" style:font-family-asian="'Courier New'" style:font-family-complex="'Courier New'" fo:background-color="transparent" fo:color="#004dbb"/>
    </style:style>
    <style:style style:name="T6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8" style:family="text">
      <style:text-properties fo:font-size="11.00pt" fo:font-weight="normal" fo:font-family="'Courier New'" style:font-family-asian="'Courier New'" style:font-family-complex="'Courier New'" fo:background-color="transparent" fo:color="#004dbb"/>
    </style:style>
    <style:style style:name="T6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0" style:family="text">
      <style:text-properties fo:font-size="11.00pt" fo:font-weight="normal" fo:font-family="'Courier New'" style:font-family-asian="'Courier New'" style:font-family-complex="'Courier New'" fo:background-color="transparent" fo:color="#004dbb"/>
    </style:style>
    <style:style style:name="T7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2" style:family="text">
      <style:text-properties fo:font-size="11.00pt" fo:font-weight="normal" fo:font-family="'Courier New'" style:font-family-asian="'Courier New'" style:font-family-complex="'Courier New'" fo:background-color="transparent" fo:color="#004dbb"/>
    </style:style>
    <style:style style:name="T7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4" style:family="text">
      <style:text-properties fo:font-size="11.00pt" fo:font-weight="normal" fo:font-family="'Courier New'" style:font-family-asian="'Courier New'" style:font-family-complex="'Courier New'" fo:background-color="transparent" fo:color="#004dbb"/>
    </style:style>
    <style:style style:name="T7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6" style:family="text">
      <style:text-properties fo:font-size="11.00pt" fo:font-weight="normal" fo:font-family="'Courier New'" style:font-family-asian="'Courier New'" style:font-family-complex="'Courier New'" fo:background-color="transparent" fo:color="#004dbb"/>
    </style:style>
    <style:style style:name="T7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8" style:family="text">
      <style:text-properties fo:font-size="11.00pt" fo:font-weight="normal" fo:font-family="'Courier New'" style:font-family-asian="'Courier New'" style:font-family-complex="'Courier New'" fo:background-color="transparent" fo:color="#004dbb"/>
    </style:style>
    <style:style style:name="T7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3" style:family="text">
      <style:text-properties fo:font-size="11.00pt" fo:font-weight="normal" fo:font-family="'Courier New'" style:font-family-asian="'Courier New'" style:font-family-complex="'Courier New'" fo:background-color="transparent" fo:color="#004dbb"/>
    </style:style>
    <style:style style:name="T8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6" style:family="text">
      <style:text-properties fo:font-size="11.00pt" fo:font-weight="normal" fo:font-family="'Courier New'" style:font-family-asian="'Courier New'" style:font-family-complex="'Courier New'" fo:background-color="transparent" fo:color="#004dbb"/>
    </style:style>
    <style:style style:name="T8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9" style:family="text">
      <style:text-properties fo:font-size="11.00pt" fo:font-weight="normal" fo:font-family="'Courier New'" style:font-family-asian="'Courier New'" style:font-family-complex="'Courier New'" fo:background-color="transparent" fo:color="#004dbb"/>
    </style:style>
    <style:style style:name="T9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2" style:family="text">
      <style:text-properties fo:font-size="11.00pt" fo:font-weight="normal" fo:font-family="'Courier New'" style:font-family-asian="'Courier New'" style:font-family-complex="'Courier New'" fo:background-color="transparent" fo:color="#004dbb"/>
    </style:style>
    <style:style style:name="T9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4" style:family="text">
      <style:text-properties fo:font-size="11.00pt" fo:font-weight="normal" fo:font-family="'Courier New'" style:font-family-asian="'Courier New'" style:font-family-complex="'Courier New'" fo:background-color="transparent" fo:color="#004dbb"/>
    </style:style>
    <style:style style:name="T9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6" style:family="text">
      <style:text-properties fo:font-size="11.00pt" fo:font-weight="normal" fo:font-family="'Courier New'" style:font-family-asian="'Courier New'" style:font-family-complex="'Courier New'" fo:background-color="transparent" fo:color="#004dbb"/>
    </style:style>
    <style:style style:name="T9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0" style:family="text">
      <style:text-properties fo:font-size="11.00pt" fo:font-weight="normal" fo:font-family="'Courier New'" style:font-family-asian="'Courier New'" style:font-family-complex="'Courier New'" fo:background-color="transparent" fo:color="#004dbb"/>
    </style:style>
    <style:style style:name="T10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3" style:family="text">
      <style:text-properties fo:font-size="11.00pt" fo:font-weight="normal" fo:font-family="'Courier New'" style:font-family-asian="'Courier New'" style:font-family-complex="'Courier New'" fo:background-color="transparent" fo:color="#004dbb"/>
    </style:style>
    <style:style style:name="T10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6" style:family="text">
      <style:text-properties fo:font-size="11.00pt" fo:font-weight="normal" fo:font-family="'Courier New'" style:font-family-asian="'Courier New'" style:font-family-complex="'Courier New'" fo:background-color="transparent" fo:color="#004dbb"/>
    </style:style>
    <style:style style:name="T107" style:family="text">
      <style:text-properties fo:font-size="11.00pt" fo:font-weight="normal" fo:font-family="'Courier New'" style:font-family-asian="'Courier New'" style:font-family-complex="'Courier New'" fo:background-color="transparent" fo:color="#004dbb"/>
    </style:style>
    <style:style style:name="T10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2" style:family="text">
      <style:text-properties fo:font-size="11.00pt" fo:font-weight="normal" fo:font-family="'Courier New'" style:font-family-asian="'Courier New'" style:font-family-complex="'Courier New'" fo:background-color="transparent" fo:color="#004dbb"/>
    </style:style>
    <style:style style:name="T11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5" style:family="text">
      <style:text-properties fo:font-size="11.00pt" fo:font-weight="normal" fo:font-family="'Courier New'" style:font-family-asian="'Courier New'" style:font-family-complex="'Courier New'" fo:background-color="transparent" fo:color="#004dbb"/>
    </style:style>
    <style:style style:name="T11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8" style:family="text">
      <style:text-properties fo:font-size="11.00pt" fo:font-weight="normal" fo:font-family="'Courier New'" style:font-family-asian="'Courier New'" style:font-family-complex="'Courier New'" fo:background-color="transparent" fo:color="#004dbb"/>
    </style:style>
    <style:style style:name="T119" style:family="text">
      <style:text-properties fo:font-size="11.00pt" fo:font-weight="normal" fo:font-family="'Courier New'" style:font-family-asian="'Courier New'" style:font-family-complex="'Courier New'" fo:background-color="transparent" fo:color="#004dbb"/>
    </style:style>
    <style:style style:name="T120" style:family="text">
      <style:text-properties fo:font-size="11.00pt" fo:font-weight="normal" fo:font-family="'Courier New'" style:font-family-asian="'Courier New'" style:font-family-complex="'Courier New'" fo:background-color="transparent" fo:color="#004dbb"/>
    </style:style>
    <style:style style:name="T121" style:family="text">
      <style:text-properties fo:font-size="11.00pt" fo:font-weight="normal" fo:font-family="'Courier New'" style:font-family-asian="'Courier New'" style:font-family-complex="'Courier New'" fo:background-color="transparent" fo:color="#004dbb"/>
    </style:style>
    <style:style style:name="T12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4" style:family="text">
      <style:text-properties fo:font-size="11.00pt" fo:font-weight="normal" fo:font-family="'Courier New'" style:font-family-asian="'Courier New'" style:font-family-complex="'Courier New'" fo:background-color="transparent" fo:color="#004dbb"/>
    </style:style>
    <style:style style:name="T12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6" style:family="text">
      <style:text-properties fo:font-size="11.00pt" fo:font-weight="normal" fo:font-family="'Courier New'" style:font-family-asian="'Courier New'" style:font-family-complex="'Courier New'" fo:background-color="transparent" fo:color="#004dbb"/>
    </style:style>
    <style:style style:name="T12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8" style:family="text">
      <style:text-properties fo:font-size="11.00pt" fo:font-weight="normal" fo:font-family="'Courier New'" style:font-family-asian="'Courier New'" style:font-family-complex="'Courier New'" fo:background-color="transparent" fo:color="#004dbb"/>
    </style:style>
    <style:style style:name="T12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</office:automatic-styles>
  <office:body>
    <office:text>
      <text:p text:style-name="P1"><text:span text:style-name="T1">1) Converta as bases apresentando os cálculos</text:span></text:p>
      <text:p text:style-name="P1"><text:span text:style-name="T1">a. 10001100 _______________10=<text:s/></text:span><text:span text:style-name="T2">140<text:s/></text:span><text:span text:style-name="T3"/></text:p>
      <text:p text:style-name="P1"><text:span text:style-name="T3">b. 10011110 _______________8=</text:span><text:span text:style-name="T4">236</text:span><text:span text:style-name="T5"/></text:p>
      <text:p text:style-name="P1"><text:span text:style-name="T5">c. 1101010_______________16=</text:span><text:span text:style-name="T6">6A</text:span><text:span text:style-name="T7"/></text:p>
      <text:p text:style-name="P1"><text:span text:style-name="T7">d. 1010001_______________10=</text:span><text:span text:style-name="T8">81</text:span><text:span text:style-name="T9"/></text:p>
      <text:p text:style-name="P1"><text:span text:style-name="T9">e. 1111000 _______________8=</text:span><text:span text:style-name="T10">170</text:span><text:span text:style-name="T11"/></text:p>
      <text:p text:style-name="P1"><text:span text:style-name="T11"/></text:p>
      <text:p text:style-name="P1"><text:span text:style-name="T11">2) Para as afirmações a seguir, marque as respostas como verdadeiro (V) ou falso (F) e</text:span></text:p>
      <text:p text:style-name="P1"><text:span text:style-name="T11">selecione a opção corresponde de respostas</text:span></text:p>
      <text:p text:style-name="P1"><text:span text:style-name="T11">i. Os números binários são importantes na computação porque um número</text:span></text:p>
      <text:p text:style-name="P1"><text:span text:style-name="T11">binário pode ser convertido em todas as outras bases.</text:span></text:p>
      <text:p text:style-name="P1"><text:span text:style-name="T11">ii. Números binários podem ser convertidos em hexadecimal, mas não em octal.</text:span></text:p>
      <text:p text:style-name="P1"><text:span text:style-name="T11">iii. A partir da esquerda para a direita, cada Agrupamento de quatro dígitos binários</text:span></text:p>
      <text:p text:style-name="P1"><text:span text:style-name="T11">pode ser lido como um dígito hexadecimal.</text:span></text:p>
      <text:p text:style-name="P1"><text:span text:style-name="T11">iv. Um byte é composto de seis dígitos binários.</text:span></text:p>
      <text:p text:style-name="P1"><text:span text:style-name="T11">v. Dois dígitos hexadecimais podem ser armazenados em um byte.</text:span></text:p>
      <text:p text:style-name="P1"><text:span text:style-name="T11">a. V<text:s/></text:span><text:span text:style-name="T12">– V – F – V – V</text:span></text:p>
      <text:p text:style-name="P1"><text:span text:style-name="T13">b. V – F – F – F – V</text:span><text:span text:style-name="T14"/></text:p>
      <text:p text:style-name="P1"><text:span text:style-name="T14">c. F – F – V – F – F</text:span></text:p>
      <text:p text:style-name="P1"><text:span text:style-name="T14">d. F – V – F – V – F</text:span></text:p>
      <text:p text:style-name="P1"><text:span text:style-name="T14">e. V – V – V – V – V</text:span></text:p>
      <text:p text:style-name="P1"><text:span text:style-name="T14"/></text:p>
      <text:p text:style-name="P1"><text:span text:style-name="T14">3) Converta 89110 para as seguintes bases e informe a quantidade de 1 existentes na convers</text:span><text:span text:style-name="T15">ão</text:span></text:p>
      <text:p text:style-name="P1"><text:span text:style-name="T16">a. Base de dados 8= 256026</text:span></text:p>
      <text:p text:style-name="P1"><text:span text:style-name="T16">b. Base de dados 16=15C16</text:span></text:p>
      <text:p text:style-name="P1"><text:span text:style-name="T17"/></text:p>
      <text:p text:style-name="P1"><text:span text:style-name="T17">4) Expresse 89110 como um polinômio em cada uma das bases convertidas no exercício anterior.</text:span></text:p>
      <text:p text:style-name="P1"><text:span text:style-name="T17">Lembrança de um polinômio: 89110 = 8 x 102 + 9 x 101 + 1 x 100</text:span></text:p>
      <text:p text:style-name="P1"><text:span text:style-name="T18">a. Polinômio na base 8= 84*8+9*83+1*82+1*81+0*80 = 45832</text:span></text:p>
      <text:p text:style-name="P1"><text:span text:style-name="T18">b. Polinômio na base 16= 8x3 + 9x2 + 1x1 + 1x0 </text:span></text:p>
      <text:p text:style-name="P1"><text:span text:style-name="T19"/></text:p>
      <text:p text:style-name="P1"><text:span text:style-name="T19">5) Converta os seguintes números nas bases explicitadas para a base 10</text:span></text:p>
      <text:p text:style-name="P1"><text:span text:style-name="T19">a. </text:span></text:p>
      <text:p text:style-name="P1"><text:span text:style-name="T19">b. 777=511</text:span></text:p>
      <text:p text:style-name="P1"><text:span text:style-name="T19">c. FEC1=65217</text:span></text:p>
      <text:p text:style-name="P1"><text:span text:style-name="T19">d. 777=1911</text:span></text:p>
      <text:p text:style-name="P1"><text:span text:style-name="T19"/></text:p>
      <text:p text:style-name="P1"><text:span text:style-name="T19">6) Explique como a base 2 e a base 8 estão relacionadas</text:span></text:p>
      <text:p text:style-name="P1"><text:span text:style-name="T20"><text:s/>A base binária é composta pelos dígitos 0 e 1, enquanto a base octal é composta pelos dígitos de 0 a 7.</text:span></text:p>
      <text:p text:style-name="P1"><text:span text:style-name="T21"/></text:p>
      <text:p text:style-name="P1"><text:span text:style-name="T21">7) Explique como a base 8 e a base 16 estão relacionadas</text:span></text:p>
      <text:p text:style-name="P1"><text:span text:style-name="T22">A base octal é composta pelos dígitos de 0 a 7, enquanto a base hexadecimal é composta pelos dígitos de 0 a 9 e pelas letras A a F (que representam os valores decimais de 10 a 15, respectivamente).</text:span><text:span text:style-name="T23"/></text:p>
      <text:p text:style-name="P1"><text:span text:style-name="T23"/></text:p>
      <text:p text:style-name="P1"><text:span text:style-name="T23">8) Converta os seguintes números binários em octal</text:span></text:p>
      <text:p text:style-name="P1"><text:span text:style-name="T23">a. 1111101102=</text:span><text:span text:style-name="T24">766</text:span><text:span text:style-name="T25"/></text:p>
      <text:p text:style-name="P1"><text:span text:style-name="T25">b. 10000012=</text:span><text:span text:style-name="T26">101</text:span><text:span text:style-name="T27"/></text:p>
      <text:p text:style-name="P1"><text:span text:style-name="T27">c. 100000102=</text:span><text:span text:style-name="T28">202</text:span><text:span text:style-name="T29"/></text:p>
      <text:p text:style-name="P1"><text:span text:style-name="T29">d. 11000102=</text:span><text:span text:style-name="T30">142</text:span><text:span text:style-name="T31"/></text:p>
      <text:p text:style-name="P1"><text:span text:style-name="T31"/></text:p>
      <text:p text:style-name="P1"><text:span text:style-name="T31">9) Converta os seguintes números binários em hexadecimal</text:span></text:p>
      <text:p text:style-name="P1"><text:span text:style-name="T31">a. 101010012 =</text:span><text:span text:style-name="T32">A9</text:span><text:span text:style-name="T33"/></text:p>
      <text:p text:style-name="P1"><text:span text:style-name="T33">b. 111001112=</text:span><text:span text:style-name="T34">E7</text:span><text:span text:style-name="T35"/></text:p>
      <text:p text:style-name="P1"><text:span text:style-name="T35">c. 11011102=</text:span><text:span text:style-name="T36">6E</text:span><text:span text:style-name="T37"/></text:p>
      <text:p text:style-name="P1"><text:span text:style-name="T37">d. 11211112=</text:span><text:span text:style-name="T38">3</text:span></text:p>
      <text:p text:style-name="P1"><text:span text:style-name="T39"/></text:p>
      <text:p text:style-name="P1"><text:span text:style-name="T39">10) Converta os seguintes números hexadecimais para octal</text:span></text:p>
      <text:p text:style-name="P1"><text:span text:style-name="T39">a. A916=</text:span><text:span text:style-name="T40">124426</text:span><text:span text:style-name="T41"/></text:p>
      <text:p text:style-name="P1"><text:span text:style-name="T41">b. E716=</text:span><text:span text:style-name="T42">163426</text:span><text:span text:style-name="T43"/></text:p>
      <text:p text:style-name="P1"><text:span text:style-name="T43">c. 6E16=</text:span><text:span text:style-name="T44">67026</text:span><text:span text:style-name="T45"/></text:p>
      <text:p text:style-name="P1"><text:span text:style-name="T45">d. FOCA16=</text:span><text:span text:style-name="T46">17</text:span><text:span text:style-name="T47"/></text:p>
      <text:p text:style-name="P1"><text:span text:style-name="T47"/></text:p>
      <text:p text:style-name="P1"><text:span text:style-name="T47">11) Converta os seguintes números octais em hexadecimais</text:span></text:p>
      <text:p text:style-name="P1"><text:span text:style-name="T47">a. 7778=</text:span><text:span text:style-name="T48">1FF</text:span><text:span text:style-name="T49"/></text:p>
      <text:p text:style-name="P1"><text:span text:style-name="T49">b. 6058=</text:span><text:span text:style-name="T50">185</text:span><text:span text:style-name="T51"/></text:p>
      <text:p text:style-name="P1"><text:span text:style-name="T51">c. 4438=</text:span><text:span text:style-name="T52">123</text:span><text:span text:style-name="T53"/></text:p>
      <text:p text:style-name="P1"><text:span text:style-name="T53">d. 5218=</text:span><text:span text:style-name="T54">151</text:span><text:span text:style-name="T55"/></text:p>
      <text:p text:style-name="P1"><text:span text:style-name="T55"/></text:p>
      <text:p text:style-name="P1"><text:span text:style-name="T55">12) Converta os seguintes números decimais em octal</text:span></text:p>
      <text:p text:style-name="P1"><text:span text:style-name="T55">a. 90110=</text:span><text:span text:style-name="T56">257776</text:span><text:span text:style-name="T57"/></text:p>
      <text:p text:style-name="P1"><text:span text:style-name="T57">b. 32110=</text:span><text:span text:style-name="T58">76556</text:span></text:p>
      <text:p text:style-name="P1"><text:span text:style-name="T59">c. 149210=</text:span><text:span text:style-name="T60">443332</text:span><text:span text:style-name="T61"/></text:p>
      <text:p text:style-name="P1"><text:span text:style-name="T61">d. 106610=</text:span><text:span text:style-name="T62">320162</text:span><text:span text:style-name="T63"/></text:p>
      <text:p text:style-name="P1"><text:span text:style-name="T63"/></text:p>
      <text:p text:style-name="P1"><text:span text:style-name="T63">13) Converta os seguintes números decimais em binário</text:span></text:p>
      <text:p text:style-name="P1"><text:span text:style-name="T63">a. 4510=</text:span><text:span text:style-name="T64">1000110011110</text:span><text:span text:style-name="T65"/></text:p>
      <text:p text:style-name="P1"><text:span text:style-name="T65">b. 6910=</text:span><text:span text:style-name="T66">1101011111110</text:span><text:span text:style-name="T67"/></text:p>
      <text:p text:style-name="P1"><text:span text:style-name="T67">c. 106610=</text:span><text:span text:style-name="T68">11010000001110010</text:span><text:span text:style-name="T69"/></text:p>
      <text:p text:style-name="P1"><text:span text:style-name="T69">d. 9910=</text:span><text:span text:style-name="T70">10011010110110</text:span></text:p>
      <text:p text:style-name="P1"><text:span text:style-name="T71"/></text:p>
      <text:p text:style-name="P1"><text:span text:style-name="T71">14) Converta os seguintes números decimais em hexadecimais</text:span></text:p>
      <text:p text:style-name="P1"><text:span text:style-name="T71">a. 106610=</text:span><text:span text:style-name="T72">1A072</text:span><text:span text:style-name="T73"/></text:p>
      <text:p text:style-name="P1"><text:span text:style-name="T73">b. 193910=</text:span><text:span text:style-name="T74">2F576</text:span><text:span text:style-name="T75"/></text:p>
      <text:p text:style-name="P1"><text:span text:style-name="T75">c. 99810=</text:span><text:span text:style-name="T76">185E2</text:span><text:span text:style-name="T77"/></text:p>
      <text:p text:style-name="P1"><text:span text:style-name="T77">d. 4310=</text:span><text:span text:style-name="T78">10D6</text:span><text:span text:style-name="T79"/></text:p>
      <text:p text:style-name="P1"><text:span text:style-name="T79"/></text:p>
      <text:p text:style-name="P1"><text:span text:style-name="T79">15) Execute as seguintes somas octais (Dica: converta para binário<text:s/></text:span><text:span text:style-name="T80">– depois para decimal – realize a</text:span></text:p>
      <text:p text:style-name="P1"><text:span text:style-name="T80">opera</text:span><text:span text:style-name="T81">ção de soma<text:s/></text:span><text:span text:style-name="T82">– retorne para octal)</text:span></text:p>
      <text:p text:style-name="P1"><text:span text:style-name="T82">a. 7708 + 6658</text:span><text:span text:style-name="T83">= 1655</text:span><text:span text:style-name="T84"/></text:p>
      <text:p text:style-name="P1"><text:span text:style-name="T84">b. 1018 + 7078</text:span><text:span text:style-name="T85">=<text:s/></text:span><text:span text:style-name="T86">17418</text:span><text:span text:style-name="T87"/></text:p>
      <text:p text:style-name="P1"><text:span text:style-name="T87">c. 2028 + 6678</text:span><text:span text:style-name="T88">=<text:s/></text:span><text:span text:style-name="T89">18780</text:span><text:span text:style-name="T90"/></text:p>
      <text:p text:style-name="P1"><text:span text:style-name="T90"/></text:p>
      <text:p text:style-name="P1"><text:span text:style-name="T90">16) Execute as seguintes adi</text:span><text:span text:style-name="T91">ções hexadecimais (Dica: utilize a mesma estratégia da questão 15)</text:span></text:p>
      <text:p text:style-name="P1"><text:span text:style-name="T91">a. 1AB16 + 4316=<text:s/></text:span><text:span text:style-name="T92">1EE2C</text:span><text:span text:style-name="T93"/></text:p>
      <text:p text:style-name="P1"><text:span text:style-name="T93">b. AE916 + F16=<text:s/></text:span><text:span text:style-name="T94">AF82C</text:span><text:span text:style-name="T95"/></text:p>
      <text:p text:style-name="P2"><text:span text:style-name="T95">c. 10616 + FOCA1=</text:span><text:span text:style-name="T96">10625</text:span><text:span text:style-name="T97"/></text:p>
      <text:p text:style-name="P3"><text:span text:style-name="T97"/></text:p>
      <text:p text:style-name="P3"><text:span text:style-name="T97">17) Execute as seguintes subtrações octal (Dica: utilize a mesma estratégia da questão 15)</text:span></text:p>
      <text:p text:style-name="P3"><text:span text:style-name="T97">a. 10668<text:s/></text:span><text:span text:style-name="T98">– 7768</text:span><text:span text:style-name="T99">=<text:s/></text:span><text:span text:style-name="T100">442</text:span><text:span text:style-name="T101"/></text:p>
      <text:p text:style-name="P3"><text:span text:style-name="T101">b. 1238 – 768</text:span><text:span text:style-name="T102">=</text:span><text:span text:style-name="T103">57</text:span><text:span text:style-name="T104"/></text:p>
      <text:p text:style-name="P3"><text:span text:style-name="T104">c. 7768 - 5548</text:span><text:span text:style-name="T105">=<text:s/></text:span><text:span text:style-name="T106">336</text:span><text:span text:style-name="T107"/></text:p>
      <text:p text:style-name="P3"><text:span text:style-name="T108"/></text:p>
      <text:p text:style-name="P3"><text:span text:style-name="T108">18) Execute as seguintes subtra</text:span><text:span text:style-name="T109">ções hexadecimais (Dica: utilize a mesma estratégia da questão 15)</text:span></text:p>
      <text:p text:style-name="P3"><text:span text:style-name="T109">a. ABC16<text:s/></text:span><text:span text:style-name="T110">– 11116</text:span><text:span text:style-name="T111">=</text:span><text:span text:style-name="T112">9AB00</text:span><text:span text:style-name="T113"/></text:p>
      <text:p text:style-name="P3"><text:span text:style-name="T113">b. 99816 – AB16</text:span><text:span text:style-name="T114">=</text:span><text:span text:style-name="T115">8ED00</text:span><text:span text:style-name="T116"/></text:p>
      <text:p text:style-name="P3"><text:span text:style-name="T116">c. A9F16 -14916</text:span><text:span text:style-name="T117">=<text:s/></text:span><text:span text:style-name="T118">95600</text:span><text:span text:style-name="T119"/></text:p>
      <text:p text:style-name="P3"><text:span text:style-name="T120"><text:s/></text:span><text:span text:style-name="T121"/></text:p>
      <text:p text:style-name="P3"><text:span text:style-name="T122">19) Um byte cont</text:span><text:span text:style-name="T123">ém quantos bits? =</text:span><text:span text:style-name="T124">64 BITS</text:span><text:span text:style-name="T125"/></text:p>
      <text:p text:style-name="P3"><text:span text:style-name="T125"/></text:p>
      <text:p text:style-name="P3"><text:span text:style-name="T125">20) Quantos bytes existem em uma máquina de 64 bits?=<text:s/></text:span><text:span text:style-name="T126">1BYTE</text:span><text:span text:style-name="T127"/></text:p>
      <text:p text:style-name="P3"><text:span text:style-name="T127"/></text:p>
      <text:p text:style-name="P3"><text:span text:style-name="T127">21) Como podemos afirmar que um número binário é par ou ímpar?<text:s/></text:span><text:span text:style-name="T128">O=PAR 1=IMPAR</text:span><text:span text:style-name="T12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